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02000001F4000001F410CDC4DB.eps" manifest:media-type=""/>
  <manifest:file-entry manifest:full-path="Pictures/20000002000001F4000001F4938E9A87.eps"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 for Powerline1" svg:font-family="'Inconsolata for Powerline'" style:font-pitch="fixed"/>
    <style:font-face style:name="Inconsolata for Powerline" svg:font-family="'Inconsolata for Powerline'" style:font-adornments="Medium" style:font-pitch="fixed"/>
    <style:font-face style:name="Migu 1P" svg:font-family="'Migu 1P'" style:font-pitch="variable"/>
    <style:font-face style:name="Migu 1P1" svg:font-family="'Migu 1P'"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Noto Sans CJK JP Regular1" svg:font-family="'Noto Sans CJK JP Regular'" style:font-adornments="標準"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標準-subtitle">
      <style:graphic-properties draw:fill-color="#ffffff" fo:min-height="16.255cm"/>
    </style:style>
    <style:style style:name="pr2" style:family="presentation" style:parent-style-name="標準-notes">
      <style:graphic-properties draw:fill-color="#ffffff" fo:min-height="13.364cm"/>
    </style:style>
    <style:style style:name="pr3" style:family="presentation" style:parent-style-name="標準-title">
      <style:graphic-properties fo:min-height="3.506cm"/>
    </style:style>
    <style:style style:name="pr4" style:family="presentation" style:parent-style-name="標準-subtitle">
      <style:graphic-properties draw:fill-color="#ffffff" draw:textarea-vertical-align="top" fo:min-height="12.179cm"/>
    </style:style>
    <style:style style:name="pr5" style:family="presentation" style:parent-style-name="標準-outline1">
      <style:graphic-properties fo:min-height="11.929cm"/>
    </style:style>
    <style:style style:name="P1" style:family="paragraph">
      <style:paragraph-properties fo:text-align="justify"/>
    </style:style>
    <style:style style:name="P2" style:family="paragraph">
      <style:paragraph-properties fo:text-align="end"/>
    </style:style>
    <style:style style:name="P3" style:family="paragraph">
      <style:text-properties style:font-name="Noto Sans CJK JP Regular" style:font-name-asian="Noto Sans CJK JP Regular"/>
    </style:style>
    <style:style style:name="P4" style:family="paragraph">
      <style:paragraph-properties fo:text-align="start"/>
    </style:style>
    <style:style style:name="P5" style:family="paragraph">
      <style:paragraph-properties fo:text-align="start"/>
      <style:text-properties style:font-name="Noto Sans CJK JP Regular" fo:font-size="28pt" style:font-name-asian="Noto Sans CJK JP Regular" style:font-size-asian="28pt" style:font-size-complex="28pt"/>
    </style:style>
    <style:style style:name="P6" style:family="paragraph">
      <style:text-properties style:font-size-asian="20pt"/>
    </style:style>
    <style:style style:name="P7" style:family="paragraph">
      <style:text-properties fo:font-style="normal" style:font-style-asian="normal" style:font-style-complex="normal"/>
    </style:style>
    <style:style style:name="P8" style:family="paragraph">
      <style:paragraph-properties fo:text-align="center"/>
    </style:style>
    <style:style style:name="P9" style:family="paragraph">
      <style:paragraph-properties fo:text-align="center"/>
      <style:text-properties style:font-name="Noto Sans CJK JP Regular" style:font-name-asian="Noto Sans CJK JP Regular"/>
    </style:style>
    <style:style style:name="P10" style:family="paragraph">
      <style:paragraph-properties fo:text-align="end"/>
      <style:text-properties style:font-name="Noto Sans CJK JP Regular" style:font-name-asian="Noto Sans CJK JP Regular"/>
    </style:style>
    <style:style style:name="P11" style:family="paragraph">
      <style:text-properties style:font-name="Noto Sans CJK JP Regular" fo:font-size="24pt" style:text-underline-style="solid" style:text-underline-width="auto" style:text-underline-color="font-color" style:font-name-asian="Noto Sans CJK JP Regular" style:font-size-asian="24pt" style:font-size-complex="24pt"/>
    </style:style>
    <style:style style:name="P12" style:family="paragraph">
      <style:paragraph-properties fo:text-align="end"/>
      <style:text-properties style:font-name="Noto Sans CJK JP Regular" fo:font-size="24pt" style:text-underline-style="solid" style:text-underline-width="auto" style:text-underline-color="font-color" style:font-name-asian="Noto Sans CJK JP Regular" style:font-size-asian="24pt" style:font-size-complex="24pt"/>
    </style:style>
    <style:style style:name="T1" style:family="text">
      <style:text-properties style:font-name="Noto Sans CJK JP Regular" fo:font-size="22pt" style:font-name-asian="Noto Sans CJK JP Regular" style:font-size-asian="22pt" style:font-size-complex="22pt"/>
    </style:style>
    <style:style style:name="T2" style:family="text">
      <style:text-properties fo:font-size="22pt" style:font-size-asian="22pt" style:font-size-complex="22pt"/>
    </style:style>
    <style:style style:name="T3" style:family="text">
      <style:text-properties style:font-name="Inconsolata for Powerline" fo:font-size="22pt" style:font-size-asian="22pt" style:font-size-complex="22pt"/>
    </style:style>
    <style:style style:name="T4" style:family="text">
      <style:text-properties style:font-name="Noto Sans CJK JP Regular" fo:font-size="40pt" style:font-name-asian="Noto Sans CJK JP Regular" style:font-size-asian="40pt" style:font-size-complex="40pt"/>
    </style:style>
    <style:style style:name="T5" style:family="text">
      <style:text-properties style:font-name="Noto Sans CJK JP Regular" fo:font-size="24pt" style:font-name-asian="Noto Sans CJK JP Regular" style:font-size-asian="24pt" style:font-size-complex="24pt"/>
    </style:style>
    <style:style style:name="T6" style:family="text">
      <style:text-properties style:font-name="Noto Sans CJK JP Regular" style:font-name-asian="Noto Sans CJK JP Regular"/>
    </style:style>
    <style:style style:name="T7" style:family="text">
      <style:text-properties style:text-position="33% 58%" style:font-name="Noto Sans CJK JP Regular" fo:font-size="32pt" style:font-name-asian="Noto Sans CJK JP Regular" style:font-size-asian="32pt" style:font-size-complex="32pt"/>
    </style:style>
    <style:style style:name="T8" style:family="text">
      <style:text-properties style:font-name="Inconsolata for Powerline1"/>
    </style:style>
    <style:style style:name="T9" style:family="text">
      <style:text-properties style:text-underline-style="solid" style:text-underline-width="auto" style:text-underline-color="font-color"/>
    </style:style>
    <style:style style:name="T10" style:family="text">
      <style:text-properties fo:text-shadow="none"/>
    </style:style>
    <style:style style:name="T11" style:family="text">
      <style:text-properties style:font-name="Noto Sans CJK JP Regular" fo:font-size="24pt" style:text-underline-style="none" style:font-name-asian="Noto Sans CJK JP Regular" style:font-size-asian="24pt" style:font-size-complex="24pt"/>
    </style:style>
    <style:style style:name="T12" style:family="text">
      <style:text-properties style:font-name="Noto Sans CJK JP Regular" fo:font-size="24pt" style:text-underline-style="solid" style:text-underline-width="auto" style:text-underline-color="font-color" style:font-name-asian="Noto Sans CJK JP Regular" style:font-size-asian="24pt" style:font-size-complex="24pt"/>
    </style:style>
    <style:style style:name="T13" style:family="text">
      <style:text-properties style:text-position="-33% 58%"/>
    </style:style>
    <style:style style:name="T14" style:family="text">
      <style:text-properties style:text-underline-styl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計算科学クラスター演習 山崎研</presentation:footer-decl>
      <draw:page draw:name="page1" draw:style-name="dp1" draw:master-page-name="標準" presentation:presentation-page-layout-name="AL1T32" presentation:use-footer-name="ftr1">
        <draw:frame presentation:style-name="pr1" draw:layer="layout" svg:width="25.199cm" svg:height="16.255cm" svg:x="1.4cm" svg:y="1.537cm" presentation:class="subtitle" presentation:user-transformed="true">
          <draw:text-box>
            <text:p text:style-name="P1"><text:span text:style-name="T1">計算科学クラスター演習</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3">2016/06/20</text:span></text:p>
            <text:p/>
            <text:p/>
            <text:p/>
            <text:p/>
            <text:p><text:span text:style-name="T4">パーコレーションの基礎とフラクタル</text:span></text:p>
            <text:p><text:span text:style-name="T4"/></text:p>
            <text:p/>
            <text:p/>
            <text:p text:style-name="P2"><text:span text:style-name="T5">山崎研 藤本將太郎</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標準" presentation:presentation-page-layout-name="AL2T0" presentation:use-footer-name="ftr1">
        <draw:frame presentation:style-name="pr3" draw:text-style-name="P3" draw:layer="layout" svg:width="25.199cm" svg:height="3.506cm" svg:x="1.4cm" svg:y="0.837cm" presentation:class="title" presentation:user-transformed="true">
          <draw:text-box>
            <text:p text:style-name="P3">本日の流れ</text:p>
          </draw:text-box>
        </draw:frame>
        <draw:frame presentation:style-name="pr4" draw:text-style-name="P5" draw:layer="layout" svg:width="25.199cm" svg:height="12.868cm" svg:x="1.4cm" svg:y="4.914cm" presentation:class="subtitle" presentation:user-transformed="true">
          <draw:text-box>
            <text:list text:style-name="L3">
              <text:list-item>
                <text:p text:style-name="P4"><text:span text:style-name="T6">研究室紹介</text:span></text:p>
              </text:list-item>
              <text:list-item>
                <text:p text:style-name="P4"><text:span text:style-name="T6">パーコレーションについて</text:span></text:p>
              </text:list-item>
              <text:list-item>
                <text:p text:style-name="P4"><text:span text:style-name="T6">シミュレーションの説明</text:span></text:p>
              </text:list-item>
              <text:list-item>
                <text:p text:style-name="P4"><text:span text:style-name="T6">実施</text:span></text:p>
                <text:list>
                  <text:list-item>
                    <text:list>
                      <text:list-item>
                        <text:list>
                          <text:list-item>
                            <text:p text:style-name="P4"><text:span text:style-name="T6">環境構築</text:span></text:p>
                          </text:list-item>
                          <text:list-item>
                            <text:p text:style-name="P4"><text:span text:style-name="T6">プログラムの実行</text:span></text:p>
                          </text:list-item>
                        </text:list>
                      </text:list-item>
                    </text:list>
                  </text:list-item>
                </text:list>
              </text:list-item>
              <text:list-item>
                <text:p text:style-name="P4"><text:span text:style-name="T6">課題説明</text:span></text:p>
              </text:list-item>
            </text:list>
            <text:p text:style-name="P4"/>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標準" presentation:presentation-page-layout-name="AL3T1" presentation:use-footer-name="ftr1">
        <office:forms form:automatic-focus="false" form:apply-design-mode="false"/>
        <draw:frame presentation:style-name="標準-title" draw:text-style-name="P3" draw:layer="layout" svg:width="25.199cm" svg:height="2.304cm" svg:x="1.4cm" svg:y="1.438cm" presentation:class="title" presentation:user-transformed="true">
          <draw:text-box>
            <text:p text:style-name="P3"><text:span text:style-name="T6">研究室紹介</text:span></text:p>
          </draw:text-box>
        </draw:frame>
        <draw:frame presentation:style-name="pr5" draw:text-style-name="P3" draw:layer="layout" svg:width="25.199cm" svg:height="12.179cm" svg:x="1.4cm" svg:y="4.914cm" presentation:class="outline" presentation:user-transformed="true">
          <draw:text-box>
            <text:list text:style-name="L4">
              <text:list-item>
                <text:p text:style-name="P3"><text:span text:style-name="T6">身の回りの現象の普遍的理解をめざして</text:span></text:p>
              </text:list-item>
              <text:list-item>
                <text:p text:style-name="P3"><text:span text:style-name="T6">“</text:span><text:span text:style-name="T6">身のまわりで観られるパターン形成現象・行動様式に対し、特に、統計物理学・物理的動力学の観点から、単純なモデル化、数理構造の抽出を目指して研究を行っています。”</text:span><text:span text:style-name="T7"><text:a xlink:href="http://www.y2003.phys.waseda.ac.jp/cgi-bin/fswiki/wiki.cgi?page=FrontPage" xlink:type="simple">1)</text:a></text:span></text:p>
              </text:list-item>
            </text:list>
          </draw:text-box>
        </draw:frame>
        <draw:frame draw:style-name="gr2" draw:layer="layout" svg:width="25.1cm" svg:height="0.899cm" svg:x="3.4cm" svg:y="20.038cm">
          <draw:text-box>
            <text:p><text:span text:style-name="T8">1) </text:span><text:span text:style-name="T8"><text:a xlink:href="http://www.y2003.phys.waseda.ac.jp/cgi-bin/fswiki/wiki.cgi?page=FrontPage" xlink:type="simple">http://www.y2003.phys.waseda.ac.jp/cgi-bin/fswiki/wiki.cgi?page=FrontPage</text:a></text:span></text:p>
          </draw:text-box>
        </draw:frame>
        <presentation:notes draw:style-name="dp2">
          <draw:page-thumbnail draw:style-name="gr1" draw:layer="layout" svg:width="14.848cm" svg:height="11.136cm" svg:x="3.075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標準" presentation:presentation-page-layout-name="AL3T1" presentation:use-footer-name="ftr1">
        <office:forms form:automatic-focus="false" form:apply-design-mode="false"/>
        <draw:frame presentation:style-name="標準-title" draw:text-style-name="P3" draw:layer="layout" svg:width="25.199cm" svg:height="2.304cm" svg:x="1.4cm" svg:y="1.438cm" presentation:class="title" presentation:user-transformed="true">
          <draw:text-box>
            <text:p text:style-name="P3"><text:span text:style-name="T6">研究室紹介</text:span></text:p>
          </draw:text-box>
        </draw:frame>
        <draw:frame presentation:style-name="pr5" draw:text-style-name="P3" draw:layer="layout" svg:width="25.199cm" svg:height="12.179cm" svg:x="1.4cm" svg:y="4.914cm" presentation:class="outline" presentation:user-transformed="true">
          <draw:text-box>
            <text:list text:style-name="L4">
              <text:list-item>
                <text:p text:style-name="P3"><text:span text:style-name="T6">研究分野</text:span></text:p>
                <text:list>
                  <text:list-item>
                    <text:p><text:span text:style-name="T6">統計物理学</text:span></text:p>
                  </text:list-item>
                  <text:list-item>
                    <text:p><text:span text:style-name="T6">非線形動力学</text:span></text:p>
                  </text:list-item>
                </text:list>
              </text:list-item>
              <text:list-item>
                <text:p><text:span text:style-name="T6">研究対象</text:span></text:p>
                <text:list>
                  <text:list-item>
                    <text:p><text:span text:style-name="T6">それぞれの興味にしたがって</text:span></text:p>
                  </text:list-item>
                  <text:list-item>
                    <text:p><text:span text:style-name="T6">着目している系に依らない普遍的な性質やその数理的構造</text:span></text:p>
                  </text:list-item>
                </text:list>
              </text:list-item>
              <text:list-item>
                <text:p><text:span text:style-name="T6">具体的なテーマ</text:span></text:p>
                <text:list>
                  <text:list-item>
                    <text:p><text:span text:style-name="T6"><text:a xlink:href="http://www.y2003.phys.waseda.ac.jp/cgi-bin/fswiki/wiki.cgi?page=研究テーマ" xlink:type="simple">http://www.y2003.phys.waseda.ac.jp/cgi-bin/fswiki/wiki.cgi?page=研究テーマ</text:a></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標準" presentation:presentation-page-layout-name="AL3T1" presentation:use-footer-name="ftr1">
        <draw:frame presentation:style-name="pr3" draw:layer="layout" svg:width="25.199cm" svg:height="3.506cm" svg:x="1.4cm" svg:y="0.837cm" presentation:class="title">
          <draw:text-box>
            <text:p>パーコレーションについて</text:p>
          </draw:text-box>
        </draw:frame>
        <draw:frame presentation:style-name="pr5" draw:layer="layout" svg:width="25.199cm" svg:height="14.086cm" svg:x="1.4cm" svg:y="4.914cm" presentation:class="outline" presentation:user-transformed="true">
          <draw:text-box>
            <text:list text:style-name="L4">
              <text:list-item>
                <text:p>“着目している系に依らない普遍的な性質”</text:p>
                <text:list>
                  <text:list-item>
                    <text:p>具体 (着目している系):</text:p>
                    <text:list>
                      <text:list-item>
                        <text:p>物質中の隙間を液体が浸透するか</text:p>
                      </text:list-item>
                      <text:list-item>
                        <text:p>果樹園で胴枯れ病が伝染するかどうか</text:p>
                      </text:list-item>
                      <text:list-item>
                        <text:p>絶縁体と導体の混合物が導電性を持つか</text:p>
                      </text:list-item>
                    </text:list>
                  </text:list-item>
                  <text:list-item>
                    <text:p>抽象 (普遍的性質): 「つながり」</text:p>
                  </text:list-item>
                </text:list>
              </text:list-item>
              <text:list-item>
                <text:p>数理的構造</text:p>
                <text:list>
                  <text:list-item>
                    <text:p>必要な要素</text:p>
                    <text:list>
                      <text:list-item>
                        <text:p>ネットワーク</text:p>
                      </text:list-item>
                      <text:list-item>
                        <text:p>ランダムな「つながり」</text:p>
                      </text:list-item>
                      <text:list-item>
                        <text:p>一続きのサイズ</text:p>
                      </text:list-item>
                    </text:list>
                  </text:list-item>
                </text:list>
              </text:list-item>
            </text:list>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標準" presentation:presentation-page-layout-name="AL3T1" presentation:use-footer-name="ftr1">
        <draw:frame presentation:style-name="pr3" draw:layer="layout" svg:width="25.199cm" svg:height="3.506cm" svg:x="1.4cm" svg:y="0.837cm" presentation:class="title">
          <draw:text-box>
            <text:p>パーコレーションについて</text:p>
          </draw:text-box>
        </draw:frame>
        <draw:frame presentation:style-name="pr5" draw:layer="layout" svg:width="25.199cm" svg:height="12.179cm" svg:x="1.4cm" svg:y="4.914cm" presentation:class="outline">
          <draw:text-box>
            <text:list text:style-name="L4">
              <text:list-item>
                <text:p>ボンドパーコレーション</text:p>
                <text:list>
                  <text:list-item>
                    <text:p>格子(正方格子，三角格子など)の格子点どうしを結ぶ<text:span text:style-name="T9">ボンドを</text:span>ランダムに占有</text:p>
                  </text:list-item>
                </text:list>
              </text:list-item>
              <text:list-item>
                <text:p>サイトパーコレーション</text:p>
                <text:list>
                  <text:list-item>
                    <text:p><text:span text:style-name="T9">格子点を</text:span>ランダムに占有</text:p>
                  </text:list-item>
                  <text:list-item>
                    <text:p>隣接する他の格子点も占有されていればその間にはつながりがある</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標準" presentation:presentation-page-layout-name="AL3T1" presentation:use-footer-name="ftr1">
        <draw:frame presentation:style-name="pr3" draw:layer="layout" svg:width="25.199cm" svg:height="3.506cm" svg:x="1.4cm" svg:y="0.837cm" presentation:class="title">
          <draw:text-box>
            <text:p>サイトパーコレーション</text:p>
          </draw:text-box>
        </draw:frame>
        <draw:frame presentation:style-name="pr5" draw:text-style-name="P7" draw:layer="layout" svg:width="25.199cm" svg:height="14.086cm" svg:x="1.4cm" svg:y="4.914cm" presentation:class="outline" presentation:user-transformed="true">
          <draw:text-box>
            <text:list text:style-name="L4">
              <text:list-item>
                <text:p text:style-name="P7">占有確率p:</text:p>
                <text:list>
                  <text:list-item>
                    <text:p text:style-name="P7">格子点を占有させるかどうかを決める確率</text:p>
                  </text:list-item>
                </text:list>
              </text:list-item>
              <text:list-item>
                <text:p text:style-name="P7">pが大</text:p>
                <text:list>
                  <text:list-item>
                    <text:p text:style-name="P7"><text:span text:style-name="T9">端から端までつながったクラスター</text:span>が存在</text:p>
                    <text:list>
                      <text:list-item>
                        <text:p>=<text:span text:style-name="T10">パーコレーションクラスター</text:span></text:p>
                      </text:list-item>
                      <text:list-item>
                        <text:p text:style-name="P7">最大クラスターサイズ≒システムサイズL</text:p>
                      </text:list-item>
                    </text:list>
                  </text:list-item>
                </text:list>
              </text:list-item>
              <text:list-item>
                <text:p text:style-name="P7">pが小</text:p>
                <text:list>
                  <text:list-item>
                    <text:p>パーコレーションクラスターが存在しない</text:p>
                  </text:list-item>
                </text:list>
                <text:p><text:s/></text:p>
              </text:list-item>
            </text:list>
          </draw:text-box>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標準" presentation:presentation-page-layout-name="AL3T1" presentation:use-footer-name="ftr1">
        <draw:frame presentation:style-name="pr3" draw:layer="layout" svg:width="25.199cm" svg:height="3.506cm" svg:x="1.4cm" svg:y="0.837cm" presentation:class="title">
          <draw:text-box>
            <text:p>サイトパーコレーション</text:p>
          </draw:text-box>
        </draw:frame>
        <draw:frame draw:style-name="gr3" draw:text-style-name="P8" draw:layer="layout" svg:width="10.35cm" svg:height="10.35cm" svg:x="1.95cm" svg:y="4.2cm">
          <draw:image xlink:href="Pictures/20000002000001F4000001F4938E9A87.eps" xlink:type="simple" xlink:show="embed" xlink:actuate="onLoad">
            <text:p/>
          </draw:image>
        </draw:frame>
        <draw:frame draw:style-name="gr3" draw:text-style-name="P8" draw:layer="layout" svg:width="10.35cm" svg:height="10.35cm" svg:x="15.575cm" svg:y="4.2cm">
          <draw:image xlink:href="Pictures/20000002000001F4000001F410CDC4DB.eps" xlink:type="simple" xlink:show="embed" xlink:actuate="onLoad">
            <text:p/>
          </draw:image>
        </draw:frame>
        <draw:frame draw:style-name="gr2" draw:text-style-name="P9" draw:layer="layout" svg:width="10.9cm" svg:height="1.191cm" svg:x="1.675cm" svg:y="14.6cm">
          <draw:text-box>
            <text:p text:style-name="P9"><text:span text:style-name="T6">図</text:span><text:span text:style-name="T6">1 </text:span><text:span text:style-name="T6">占有された格子点 </text:span><text:span text:style-name="T6">(p=0.4, L=20)</text:span></text:p>
          </draw:text-box>
        </draw:frame>
        <draw:frame draw:style-name="gr2" draw:text-style-name="P10" draw:layer="layout" svg:width="10.9cm" svg:height="1.191cm" svg:x="15.3cm" svg:y="14.601cm">
          <draw:text-box>
            <text:p text:style-name="P9"><text:span text:style-name="T6">図</text:span><text:span text:style-name="T6">2 </text:span><text:span text:style-name="T6">占有された格子点 </text:span><text:span text:style-name="T6">(p=0.8, L=20)</text:span></text:p>
          </draw:text-box>
        </draw:frame>
        <draw:frame draw:style-name="gr2" draw:text-style-name="P12" draw:layer="layout" svg:width="23.4cm" svg:height="2.757cm" svg:x="2.3cm" svg:y="16.1cm">
          <draw:text-box>
            <text:p text:style-name="P11"><text:span text:style-name="T11">ちょうどパーコレーションクラスターが存在するようになる</text:span><text:span text:style-name="T12">中間の値</text:span><text:span text:style-name="T11">が存在 </text:span><text:span text:style-name="T11">( =</text:span><text:span text:style-name="T11">パーコレーション閾値</text:span><text:span text:style-name="T11">)</text:span></text:p>
          </draw:text-box>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標準" presentation:presentation-page-layout-name="AL3T1" presentation:use-footer-name="ftr1">
        <draw:frame presentation:style-name="pr3" draw:layer="layout" svg:width="25.199cm" svg:height="3.506cm" svg:x="1.4cm" svg:y="0.837cm" presentation:class="title">
          <draw:text-box>
            <text:p>パーコレーション確率</text:p>
          </draw:text-box>
        </draw:frame>
        <draw:frame presentation:style-name="pr5" draw:layer="layout" svg:width="25.199cm" svg:height="12.179cm" svg:x="1.4cm" svg:y="4.914cm" presentation:class="outline" presentation:user-transformed="true">
          <draw:text-box>
            <text:list text:style-name="L4">
              <text:list-item>
                <text:p>最大クラスターサイズM(L):</text:p>
                <text:list>
                  <text:list-item>
                    <text:p>L×L格子内で最大のクラスターに含まれる占有格子点の数</text:p>
                  </text:list-item>
                </text:list>
              </text:list-item>
              <text:list-item>
                <text:p>最大クラスターサイズ密度:</text:p>
                <text:list>
                  <text:list-item>
                    <text:p>P<text:span text:style-name="T13">N</text:span>(p):</text:p>
                  </text:list-item>
                </text:list>
              </text:list-item>
              <text:list-item>
                <text:p>パーコレーション確率P<text:span text:style-name="T13">∞</text:span>(p):</text:p>
                <text:list>
                  <text:list-item>
                    <text:p/>
                  </text:list-item>
                  <text:list-item>
                    <text:p>Lの増大につれて曲線の立ち上がりがよりシャープに</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標準" presentation:presentation-page-layout-name="AL3T1" presentation:use-footer-name="ftr1">
        <draw:frame presentation:style-name="pr3" draw:layer="layout" svg:width="25.199cm" svg:height="3.506cm" svg:x="1.4cm" svg:y="0.837cm" presentation:class="title">
          <draw:text-box>
            <text:p>パーコレーション閾値</text:p>
          </draw:text-box>
        </draw:frame>
        <draw:frame presentation:style-name="pr5" draw:layer="layout" svg:width="25.199cm" svg:height="13.686cm" svg:x="1.4cm" svg:y="4.914cm" presentation:class="outline" presentation:user-transformed="true">
          <draw:text-box>
            <text:list text:style-name="L4">
              <text:list-item>
                <text:p>パーコレーション閾値p<text:span text:style-name="T13">c</text:span>:</text:p>
                <text:list>
                  <text:list-item>
                    <text:p>P<text:span text:style-name="T13">∞</text:span>=0となる最大の確率p</text:p>
                  </text:list-item>
                  <text:list-item>
                    <text:p/>
                  </text:list-item>
                </text:list>
              </text:list-item>
              <text:list-item>
                <text:p>連続的に変化するパラメータのある1点で定性的変化<text:span text:style-name="T14">= </text:span><text:span text:style-name="T9">相転移</text:span></text:p>
                <text:list>
                  <text:list-header>
                    <text:p>端から端まで連結したクラスターのない状態</text:p>
                    <text:p><text:s text:c="41"/>↓</text:p>
                    <text:p>端から端まで連結したクラスターを持つ状態</text:p>
                  </text:list-header>
                </text:list>
              </text:list-item>
            </text:list>
          </draw:text-box>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標準" presentation:presentation-page-layout-name="AL3T1" presentation:use-footer-name="ftr1">
        <draw:frame presentation:style-name="pr3" draw:layer="layout" svg:width="25.199cm" svg:height="3.506cm" svg:x="1.4cm" svg:y="0.837cm" presentation:class="title" presentation:user-transformed="true">
          <draw:text-box>
            <text:p>閾値近傍の振る舞い(臨界現象)</text:p>
          </draw:text-box>
        </draw:frame>
        <draw:frame presentation:style-name="pr5" draw:layer="layout" svg:width="25.199cm" svg:height="14.086cm" svg:x="1.4cm" svg:y="4.914cm" presentation:class="outline" presentation:user-transformed="true">
          <draw:text-box>
            <text:list text:style-name="L4">
              <text:list-item>
                <text:p>p<text:span text:style-name="T13">c</text:span>の近くでパーコレーション確率はべき的に減少</text:p>
                <text:list>
                  <text:list-item>
                    <text:p/>
                  </text:list-item>
                  <text:list-item>
                    <text:p/>
                  </text:list-item>
                </text:list>
              </text:list-item>
              <text:list-item>
                <text:p>相転移の臨界点付近で秩序変数の変化が<text:span text:style-name="T9">べき的</text:span></text:p>
                <text:list>
                  <text:list-item>
                    <text:p>例)</text:p>
                    <text:list>
                      <text:list-item>
                        <text:p>磁化M(T)</text:p>
                      </text:list-item>
                      <text:list-item>
                        <text:p>T<text:span text:style-name="T13">C</text:span>近傍でべき的に変化</text:p>
                      </text:list-item>
                    </text:list>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標準" presentation:presentation-page-layout-name="AL3T1" presentation:use-footer-name="ftr1">
        <draw:frame presentation:style-name="pr3" draw:layer="layout" svg:width="25.199cm" svg:height="4.607cm" svg:x="1.4cm" svg:y="0.287cm" presentation:class="title" presentation:user-transformed="true">
          <draw:text-box>
            <text:p>パーコレーションクラスターの<text:line-break/>フラクタル次元</text:p>
          </draw:text-box>
        </draw:frame>
        <draw:frame presentation:style-name="pr5" draw:layer="layout" svg:width="25.199cm" svg:height="12.179cm" svg:x="1.4cm" svg:y="4.914cm" presentation:class="outline">
          <draw:text-box>
            <text:list text:style-name="L4">
              <text:list-item>
                <text:p>フラクタル (自己相似性)</text:p>
                <text:list>
                  <text:list-item>
                    <text:p>臨界値付近での特徴的な性質として，</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consolata for Powerline1" svg:font-family="'Inconsolata for Powerline'" style:font-pitch="fixed"/>
    <style:font-face style:name="Inconsolata for Powerline" svg:font-family="'Inconsolata for Powerline'" style:font-adornments="Medium" style:font-pitch="fixed"/>
    <style:font-face style:name="Migu 1P" svg:font-family="'Migu 1P'" style:font-pitch="variable"/>
    <style:font-face style:name="Migu 1P1" svg:font-family="'Migu 1P'"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Noto Sans CJK JP Regular1" svg:font-family="'Noto Sans CJK JP Regular'" style:font-adornments="標準"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kaoPGothic" style:font-family-asian="TakaoPGothi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fill-image-width="0cm" draw:fill-image-height="0cm"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6cm" fo:text-indent="0cm">
        <style:tab-stops/>
      </style:paragraph-properties>
      <style:text-properties fo:font-variant="normal" fo:text-transform="none" style:use-window-font-color="true" style:text-outline="false" style:text-line-through-style="none" style:text-line-through-type="none" style:font-name="Migu 1P1" fo:font-family="'Migu 1P'" style:font-style-name="標準" style:font-pitch="variable" fo:font-size="32pt" fo:font-style="normal" fo:text-shadow="none" style:text-underline-style="none" fo:font-weight="normal" style:letter-kerning="true" style:font-name-asian="Noto Sans CJK JP Regular1" style:font-family-asian="'Noto Sans CJK JP Regular'" style:font-style-name-asian="標準" style:font-family-generic-asian="swiss"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Migu 1P1" fo:font-family="'Migu 1P'" style:font-style-name="標準" style:font-pitch="variable" fo:font-size="44pt" fo:font-style="normal" fo:text-shadow="none" style:text-underline-style="none" fo:font-weight="normal" style:letter-kerning="true" style:font-name-asian="Noto Sans CJK JP Regular1" style:font-family-asian="'Noto Sans CJK JP Regular'" style:font-style-name-asian="標準" style:font-family-generic-asian="swiss"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番号&gt;</text:page-number></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番号&gt;</text:page-number></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番号&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9T07:19:13.406425625</meta:creation-date>
    <dc:date>2016-06-19T12:06:45.446241949</dc:date>
    <meta:editing-duration>PT4H32M14S</meta:editing-duration>
    <meta:editing-cycles>15</meta:editing-cycles>
    <meta:generator>LibreOffice/4.2.8.2$Linux_X86_64 LibreOffice_project/420m0$Build-2</meta:generator>
    <meta:document-statistic meta:object-count="73"/>
  </office:meta>
</office:document-meta>
</file>